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24-09-30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23-10-02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22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20-10-15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18-10-29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17-10-02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16-10-0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1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1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1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1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1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0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0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3330</text:p>
          </table:table-cell>
          <table:table-cell office:value-type="string" calcext:value-type="string">
            <text:p>2006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